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7.7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/>
      <style:text-properties fo:color="#ffffff"/>
    </style:style>
    <style:style style:name="ce2" style:family="table-cell" style:parent-style-name="Default">
      <style:table-cell-properties fo:background-color="#3465a4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e15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office:value-type="string" calcext:value-type="string">
            <text:p>each line have equal minus and plu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each row have equal minus and plus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refer to split tables as ST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refer to diagonal,vector column vector row as DCR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it guarantee that any element aren’t in DCR to find it opposite in upper half diff from it relative position to have equal to 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N=16, 16/4-2 =&gt; each element have inverse in the opposite subtable | m=n/2-2 : m/2(m/2+1) as the sum of different combinotrics ones 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(n/4-2)*(n/2(n/2+1))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table:number-columns-repeated="2" office:value-type="string" calcext:value-type="string">
            <text:p>+e15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2" office:value-type="string" calcext:value-type="string">
            <text:p>-e8</text:p>
          </table:table-cell>
          <table:table-cell office:value-type="string" calcext:value-type="string">
            <text:p>((x/2−2)((x/2−2)+1))×(x/4−2)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table:style-name="ce2" office:value-type="string" calcext:value-type="string">
            <text:p>-e9</text:p>
          </table:table-cell>
          <table:table-cell table:style-name="ce2" office:value-type="string" calcext:value-type="string">
            <text:p>-e10</text:p>
          </table:table-cell>
          <table:table-cell table:style-name="ce2" office:value-type="string" calcext:value-type="string">
            <text:p>-e11</text:p>
          </table:table-cell>
          <table:table-cell table:style-name="ce2" office:value-type="string" calcext:value-type="string">
            <text:p>-e12</text:p>
          </table:table-cell>
          <table:table-cell table:style-name="ce2" office:value-type="string" calcext:value-type="string">
            <text:p>-e13</text:p>
          </table:table-cell>
          <table:table-cell table:style-name="ce2" office:value-type="string" calcext:value-type="string">
            <text:p>-e14</text:p>
          </table:table-cell>
          <table:table-cell table:style-name="ce2"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office:value-type="string" calcext:value-type="string">
            <text:p>x³/16 − (7/8)x² + (7/2)x − 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(3×8^(x−1))/4−7×4^(x−1)+21×2^(x−1)−20 for x=2^n and n&gt;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sum(4^(x-n)*((2^n-2)(2^n-4)(2^n-8))/16,n=2,x)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2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2"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2" office:value-type="string" calcext:value-type="string">
            <text:p>-e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1T16:57:44.903519865</dc:date>
    <meta:editing-duration>P1DT14H10M35S</meta:editing-duration>
    <meta:editing-cycles>4</meta:editing-cycles>
    <meta:generator>LibreOffice/7.4.7.2$Linux_X86_64 LibreOffice_project/40$Build-2</meta:generator>
    <meta:document-statistic meta:table-count="1" meta:cell-count="300" meta:object-count="0"/>
  </office:meta>
</office:document-meta>
</file>